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11c81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f77d19" style:font-size-asian="10pt" style:font-style-asian="normal" style:font-size-complex="10pt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1ec2e91" officeooo:paragraph-rsid="01f11c81" style:font-size-asian="10.5pt" style:font-size-complex="12pt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444ec"/>
    </style:style>
    <style:style style:name="T2" style:family="text">
      <style:text-properties officeooo:rsid="015f19d4"/>
    </style:style>
    <style:style style:name="T3" style:family="text">
      <style:text-properties officeooo:rsid="01f11c8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118ee2a"/>
    </style:style>
    <style:style style:name="T7" style:family="text">
      <style:text-properties officeooo:rsid="00840c4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18ee2a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public class ArrayFüllen</text:span><text:line-break/>{<text:line-break/> <text:s text:c="2"/>private int[] liste;<text:line-break/> <text:s text:c="3"/><text:line-break/> <text:s text:c="2"/><text:span text:style-name="T4">public ArrayFüllen()</text:span><text:line-break/> <text:s text:c="2"/>{<text:line-break/> <text:s text:c="5"/>liste = new int[10];<text:line-break/> <text:s text:c="2"/>}<text:line-break/><text:line-break/> <text:s text:c="2"/><text:span text:style-name="T4">public void ausgeben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Console.print(liste[i] + " ");<text:line-break/> <text:s text:c="8"/>i++;<text:line-break/> <text:s text:c="5"/>}<text:line-break/> <text:s text:c="5"/>Console.println();<text:line-break/> <text:s text:c="2"/>}<text:line-break/><text:line-break/> <text:s text:c="2"/><text:span text:style-name="T4">public void eingeben()</text:span><text:line-break/> <text:s text:c="2"/>{<text:line-break/> <text:s text:c="5"/>int i;<text:line-break/> <text:s text:c="5"/>Console.println("<text:span text:style-name="T3">G</text:span>eben Sie " + liste.length + " Zahlen ein.");<text:line-break/> <text:s text:c="5"/>i = 0;<text:line-break/> <text:s text:c="5"/>while (i &lt; liste.length)<text:line-break/> <text:s text:c="5"/>{<text:line-break/> <text:s text:c="8"/>liste[i] = Console.readInt();<text:line-break/> <text:s text:c="8"/>i++;<text:line-break/> <text:s text:c="5"/>}<text:line-break/> <text:s text:c="2"/>}<text:line-break/><text:line-break/> <text:s text:c="2"/><text:span text:style-name="T4">public void füllenZufall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(int)(Math.random() * 201 - 100);<text:line-break/> <text:s text:c="8"/>i++;<text:line-break/> <text:s text:c="5"/>}<text:line-break/> <text:s text:c="2"/>}<text:line-break/><text:line-break/> <text:s text:c="2"/><text:span text:style-name="T4">public void füllenLinear10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i * 10;<text:line-break/> <text:s text:c="8"/>i++;<text:line-break/> <text:s text:c="5"/>}<text:line-break/> <text:s text:c="2"/>}<text:line-break/><text:line-break/></text:p>
      <text:p text:style-name="P4"><text:s text:c="3"/><text:span text:style-name="T4">public void füllenQuadrat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i * i;<text:line-break/> <text:s text:c="8"/>i++;<text:line-break/> <text:s text:c="5"/>}<text:line-break/> <text:s text:c="2"/>}<text:line-break/><text:line-break/> <text:s text:c="2"/><text:span text:style-name="T4">public void main()</text:span><text:line-break/> <text:s text:c="2"/>{<text:line-break/> <text:s text:c="5"/>Console.clear();<text:line-break/> <text:s text:c="5"/>Console.println("Verschiedene Füllmethoden für ein Array");<text:line-break/> <text:s text:c="5"/>eingeben();<text:line-break/> <text:s text:c="5"/>Console.println("Sie haben folgende Zahlen eingegeben:");<text:line-break/> <text:s text:c="5"/>ausgeben();<text:line-break/> <text:s text:c="7"/><text:line-break/> <text:s text:c="5"/>Console.println("Das Array wird mit Zufallszahlen gefüllt."); <text:s text:c="7"/><text:line-break/> <text:s text:c="5"/>füllenZufall();<text:line-break/> <text:s text:c="5"/>ausgeben();<text:line-break/> <text:s text:c="7"/><text:line-break/> <text:s text:c="5"/>Console.println("Das Array wird linear von 0 bis 90 gefüllt.");<text:line-break/> <text:s text:c="5"/>füllenLinear10();<text:line-break/> <text:s text:c="5"/>ausgeben();<text:line-break/> <text:s text:c="7"/><text:line-break/> <text:s text:c="5"/>Console.println("Das Array wird mit den Quadratzahlen gefüllt.");<text:line-break/> <text:s text:c="5"/>füllenQuadrat();<text:line-break/> <text:s text:c="5"/>ausgeben();<text:line-break/> <text:s text:c="2"/>}<text:line-break/>}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0" draw:name="Form1" draw:style-name="gr1" draw:text-style-name="P7" svg:width="1.795cm" svg:height="0.63cm" svg:x="15.196cm" svg:y="0.386cm"><draw:image xlink:href="Pictures/10000000000000580000001F196641809BB809C4.png" xlink:type="simple" xlink:show="embed" xlink:actuate="onLoad" loext:mime-type="image/png"><text:p/></draw:image></draw:frame></text:p>
      <text:p text:style-name="P5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9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f444ec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Array Füllen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7:13:39.608000000</dc:date>
    <meta:editing-duration>P4DT13H10M15S</meta:editing-duration>
    <meta:editing-cycles>357</meta:editing-cycles>
    <meta:generator>LibreOffice/6.2.5.2$Windows_X86_64 LibreOffice_project/1ec314fa52f458adc18c4f025c545a4e8b22c159</meta:generator>
    <meta:print-date>2020-09-08T13:21:04.744000000</meta:print-date>
    <meta:document-statistic meta:table-count="1" meta:image-count="0" meta:object-count="0" meta:page-count="2" meta:paragraph-count="6" meta:word-count="199" meta:character-count="1758" meta:non-whitespace-character-count="1106"/>
  </office:meta>
</office:document-meta>
</file>